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s" fo:country="AR"/>
    </style:style>
    <style:style style:name="P2" style:parent-style-name="Standard" style:family="paragraph">
      <style:text-properties fo:language="es" fo:country="AR"/>
    </style:style>
    <style:style style:name="P3" style:parent-style-name="Standard" style:family="paragraph">
      <style:text-properties fo:language="es" fo:country="AR"/>
    </style:style>
    <style:style style:name="P4" style:parent-style-name="Standard" style:family="paragraph">
      <style:text-properties fo:language="es" fo:country="AR"/>
    </style:style>
    <style:style style:name="P5" style:parent-style-name="Standard" style:family="paragraph">
      <style:text-properties fo:language="es" fo:country="AR"/>
    </style:style>
    <style:style style:name="P6" style:parent-style-name="Standard" style:family="paragraph">
      <style:text-properties fo:language="es" fo:country="AR"/>
    </style:style>
    <style:style style:name="P7" style:parent-style-name="Standard" style:family="paragraph">
      <style:text-properties fo:language="es" fo:country="AR"/>
    </style:style>
    <style:style style:name="P8" style:parent-style-name="Standard" style:family="paragraph">
      <style:text-properties fo:language="es" fo:country="AR"/>
    </style:style>
    <style:style style:name="P9" style:parent-style-name="Standard" style:family="paragraph">
      <style:text-properties fo:language="es" fo:country="AR"/>
    </style:style>
    <style:style style:name="P10" style:parent-style-name="Standard" style:family="paragraph">
      <style:text-properties fo:language="es" fo:country="AR"/>
    </style:style>
    <style:style style:name="P11" style:parent-style-name="Standard" style:family="paragraph">
      <style:text-properties fo:language="es" fo:country="AR"/>
    </style:style>
    <style:style style:name="P12" style:parent-style-name="Standard" style:family="paragraph">
      <style:text-properties fo:language="es" fo:country="AR"/>
    </style:style>
    <style:style style:name="P13" style:parent-style-name="Standard" style:family="paragraph">
      <style:text-properties fo:language="es" fo:country="AR"/>
    </style:style>
    <style:style style:name="P14" style:parent-style-name="Standard" style:family="paragraph">
      <style:text-properties fo:language="es" fo:country="AR"/>
    </style:style>
    <style:style style:name="P15" style:parent-style-name="Standard" style:family="paragraph">
      <style:text-properties fo:language="es" fo:country="AR"/>
    </style:style>
    <style:style style:name="P16" style:parent-style-name="Standard" style:family="paragraph">
      <style:text-properties fo:language="es" fo:country="AR"/>
    </style:style>
    <style:style style:name="P17" style:parent-style-name="Standard" style:family="paragraph">
      <style:text-properties fo:language="es" fo:country="AR"/>
    </style:style>
    <style:style style:name="P18" style:parent-style-name="Standard" style:family="paragraph">
      <style:text-properties fo:language="es" fo:country="AR"/>
    </style:style>
    <style:style style:name="P19" style:parent-style-name="Standard" style:family="paragraph">
      <style:text-properties fo:language="es" fo:country="AR"/>
    </style:style>
    <style:style style:name="P20" style:parent-style-name="Standard" style:family="paragraph">
      <style:text-properties fo:language="es" fo:country="AR"/>
    </style:style>
    <style:style style:name="P21" style:parent-style-name="Standard" style:family="paragraph">
      <style:text-properties fo:language="es" fo:country="AR"/>
    </style:style>
    <style:style style:name="P22" style:parent-style-name="Standard" style:family="paragraph">
      <style:text-properties fo:language="es" fo:country="AR"/>
    </style:style>
    <style:style style:name="P23" style:parent-style-name="Standard" style:family="paragraph">
      <style:text-properties fo:language="es" fo:country="AR"/>
    </style:style>
    <style:style style:name="P24" style:parent-style-name="Standard" style:family="paragraph">
      <style:text-properties fo:language="es" fo:country="AR"/>
    </style:style>
    <style:style style:name="P25" style:parent-style-name="Standard" style:family="paragraph">
      <style:text-properties fo:language="es" fo:country="AR"/>
    </style:style>
    <style:style style:name="P26" style:parent-style-name="Standard" style:family="paragraph">
      <style:text-properties fo:language="es" fo:country="AR"/>
    </style:style>
    <style:style style:name="P27" style:parent-style-name="Standard" style:family="paragraph">
      <style:text-properties fo:language="es" fo:country="AR"/>
    </style:style>
    <style:style style:name="P28" style:parent-style-name="Standard" style:family="paragraph">
      <style:text-properties fo:language="es" fo:country="AR"/>
    </style:style>
    <style:style style:name="P29" style:parent-style-name="Standard" style:family="paragraph">
      <style:text-properties fo:language="es" fo:country="AR"/>
    </style:style>
    <style:style style:name="P30" style:parent-style-name="Standard" style:family="paragraph">
      <style:text-properties fo:language="es" fo:country="AR"/>
    </style:style>
    <style:style style:name="P31" style:parent-style-name="Standard" style:family="paragraph">
      <style:text-properties fo:language="es" fo:country="AR"/>
    </style:style>
    <style:style style:name="P32" style:parent-style-name="Standard" style:family="paragraph">
      <style:text-properties fo:language="es" fo:country="AR"/>
    </style:style>
    <style:style style:name="P33" style:parent-style-name="Standard" style:family="paragraph">
      <style:text-properties fo:language="es" fo:country="AR"/>
    </style:style>
    <style:style style:name="P34" style:parent-style-name="Standard" style:family="paragraph">
      <style:text-properties fo:language="es" fo:country="AR"/>
    </style:style>
    <style:style style:name="P35" style:parent-style-name="Standard" style:family="paragraph">
      <style:text-properties fo:language="es" fo:country="AR"/>
    </style:style>
    <style:style style:name="P36" style:parent-style-name="Standard" style:family="paragraph">
      <style:text-properties fo:language="es" fo:country="AR"/>
    </style:style>
    <style:style style:name="P37" style:parent-style-name="Standard" style:family="paragraph">
      <style:text-properties fo:language="es" fo:country="AR"/>
    </style:style>
    <style:style style:name="P38" style:parent-style-name="Standard" style:family="paragraph">
      <style:text-properties fo:language="es" fo:country="AR"/>
    </style:style>
    <style:style style:name="P39" style:parent-style-name="Standard" style:family="paragraph">
      <style:text-properties fo:language="es" fo:country="AR"/>
    </style:style>
    <style:style style:name="P40" style:parent-style-name="Standard" style:family="paragraph">
      <style:text-properties fo:language="es" fo:country="AR"/>
    </style:style>
    <style:style style:name="P41" style:parent-style-name="Standard" style:family="paragraph">
      <style:text-properties fo:language="es" fo:country="AR"/>
    </style:style>
    <style:style style:name="P42" style:parent-style-name="Standard" style:family="paragraph">
      <style:text-properties fo:language="es" fo:country="AR"/>
    </style:style>
    <style:style style:name="P43" style:parent-style-name="Standard" style:family="paragraph">
      <style:text-properties fo:language="es" fo:country="AR"/>
    </style:style>
    <style:style style:name="P44" style:parent-style-name="Standard" style:family="paragraph">
      <style:text-properties fo:language="es" fo:country="AR"/>
    </style:style>
    <style:style style:name="P45" style:parent-style-name="Standard" style:family="paragraph">
      <style:text-properties fo:language="es" fo:country="AR"/>
    </style:style>
    <style:style style:name="P46" style:parent-style-name="Standard" style:family="paragraph">
      <style:text-properties fo:language="es" fo:country="AR"/>
    </style:style>
    <style:style style:name="P47" style:parent-style-name="Standard" style:family="paragraph">
      <style:text-properties fo:language="es" fo:country="AR"/>
    </style:style>
    <style:style style:name="P48" style:parent-style-name="Standard" style:family="paragraph">
      <style:text-properties fo:language="es" fo:country="AR"/>
    </style:style>
    <style:style style:name="P49" style:parent-style-name="Standard" style:family="paragraph">
      <style:text-properties fo:language="es" fo:country="AR"/>
    </style:style>
    <style:style style:name="P50" style:parent-style-name="Standard" style:family="paragraph">
      <style:text-properties fo:language="es" fo:country="AR"/>
    </style:style>
    <style:style style:name="P51" style:parent-style-name="Standard" style:family="paragraph">
      <style:text-properties fo:language="es" fo:country="AR"/>
    </style:style>
    <style:style style:name="P52" style:parent-style-name="Standard" style:family="paragraph">
      <style:text-properties fo:language="es" fo:country="AR"/>
    </style:style>
    <style:style style:name="P53" style:parent-style-name="Standard" style:family="paragraph">
      <style:text-properties fo:language="es" fo:country="AR"/>
    </style:style>
    <style:style style:name="P54" style:parent-style-name="Standard" style:family="paragraph">
      <style:text-properties fo:language="es" fo:country="AR"/>
    </style:style>
  </office:automatic-styles>
  <office:body>
    <office:text text:use-soft-page-breaks="true">
      <text:p text:style-name="P1">TP 1 Repaso POO 1</text:p>
      <text:p text:style-name="P2"/>
      <text:p text:style-name="P3">--1. <text:s/>- Evaluación de protocolos de una clase</text:p>
      <text:p text:style-name="P4"/>
      <text:p text:style-name="Standard">opcion 2 Smalltalk.</text:p>
      <text:p text:style-name="Standard"/>
      <text:p text:style-name="Standard">--2. – Delegación</text:p>
      <text:p text:style-name="Standard"/>
      <text:p text:style-name="Standard">opcion 2 Smalltalk</text:p>
      <text:p text:style-name="Standard"/>
      <text:p text:style-name="Standard">--3. - Polimorfismo</text:p>
      <text:p text:style-name="Standard"/>
      <text:p text:style-name="Standard">opcion 4<text:s/>Smalltalk.</text:p>
      <text:p text:style-name="Standard"/>
      <text:p text:style-name="P5">Actividad de lectura #1</text:p>
      <text:p text:style-name="P6"/>
      <text:p text:style-name="P7">--1. ¿Qué significa el acceso directo a las variables? De un ejemplo.</text:p>
      <text:p text:style-name="P8"/>
      <text:p text:style-name="P9">El acceso directo a las variables es poder trabajar con una variable sin tener la necesidad de preguntarle a el objeto a travez de un mensaje para acceder a la misma. A diferencia del acceso indirecto, en el cual si o si hay que pasar a travez de un mensaje al objeto para poder acceder a dicha variable</text:p>
      <text:p text:style-name="P10"/>
      <text:p text:style-name="P11"/>
      <text:p text:style-name="P12">EJEMPLO:</text:p>
      <text:p text:style-name="P13">Si tenemos el objeto Pepita y tiene un colaborador interno con la variable energia</text:p>
      <text:p text:style-name="P14">Acceso<text:s/>directo:</text:p>
      <text:p text:style-name="P15">Pepita enegria <text:s/>--- y ya nos daria la variable energia directamente.</text:p>
      <text:p text:style-name="P16"/>
      <text:p text:style-name="P17">Acceso indirecto:</text:p>
      <text:p text:style-name="P18">Pepita.dameTuEnergia <text:s/>--- estariamos pidendole a pepita su energia a travez de un mensaje</text:p>
      <text:p text:style-name="P19"/>
      <text:p text:style-name="P20">--2. ¿Qué significa el acceso indirecto a las variables? De un ejemplo.</text:p>
      <text:p text:style-name="P21"/>
      <text:p text:style-name="P22">El acceso indirecto a las variables, como mencione en el punto anterior, se requiere enviar un mensaje a un objeto para que este nos retorne dicha variable. Es decir, no puedo consultar directamente una variable, sino que requiero consultar al objeto<text:s/>primero. El ejemplo anterior sirve tambien para este punto.</text:p>
      <text:p text:style-name="P23"/>
      <text:p text:style-name="P24">--3. <text:s/>Qué ventajas y desventajas presenta cada estrategia referida a los getters y setters.</text:p>
      <text:p text:style-name="P25"/>
      <text:p text:style-name="P26">VENTAJAS DEL ACCESO DIRECTO: El codigo usando acceso directo a las variables es mas limpio y legible<text:s/>debido a que solo es necesario escribir el nombre de la variable para tener acceso a la misma.</text:p>
      <text:p text:style-name="P27"/>
      <text:p text:style-name="P28">VENTAJAS DEL ACCESO INDIRECTO: En caso de querer codear con herencia, es recomendable usar el acceso indirecto a las variables teniendo cada mensaje su getter y<text:s/>setter, de esta manera, el codigo es mas escalable a futuro y esta mas abierto a cambios. Ademas, el uso del acceso indirecto a las variables nos aporta cierta privacidad a los objetos, lo cual puede ser util cuando no queres brindar tanta libertad sobre<text:s/>una variable.</text:p>
      <text:p text:style-name="P29"/>
      <text:soft-page-break/>
      <text:p text:style-name="P30">DESVENTAJAS DEL ACCESO DIRECTO: El autor redacta que es frustrante cuando ve la posibilidad de crear una subclase, solo para darse cuenta que debido al uso de un acceso directo a las variables, no es facil realizar los cambios que desea sin<text:s/>tener que cambiar el codigo de la super clase. El autor tambien nos cuenta que al user acceso directo a las variables, los metodos dan por dado que el valor de esa variable es un valor valido, lo cual no siempre es algo bueno a la hora de querer realizar<text:s/>cambios.</text:p>
      <text:p text:style-name="P31"/>
      <text:p text:style-name="P32">DESVENTAJAS DEL ACCESO INDIRECTO: La desventaja del acceso indirecto a las variables es que tal vez con una clase que tiene poca cantidad de metodos, al agregar los getters y setters, vas a tener el doble de mensajes que talvez jamas nesecites usar. Ademas, al utilizar acceso indirecto a las variables, perdes la simplicidad y legibilidad debido a que cada vez que quieras acceder a una variable vas a tener que utilizar “self” para mandar un mensaje al objeto.</text:p>
      <text:p text:style-name="P33"/>
      <text:p text:style-name="P34">Actividad de lectura #2</text:p>
      <text:p text:style-name="P35"/>
      <text:p text:style-name="P36">¿En qué situación es conveniente utilizar el "Creation Parameter Method"?</text:p>
      <text:p text:style-name="P37"/>
      <text:p text:style-name="P38">El “Creation Parameter Method” es conveniente utilizarlo cuando queremos instanciar un objeto con ciertos atributos y <text:s/>queremos que dichos atributos tengan valores (Pasados por parametro) ya definidos a la hora de instanciarlos, en cambio, si no utilizaramos el “Creation Parameter Method” ocurriria que al momento de instanciar un objeto tendria variables sin valores, y eso no tendria sentido dependiendo de nuestro dominio.</text:p>
      <text:p text:style-name="P39">EJEMPLO:</text:p>
      <text:p text:style-name="P40">A la hora de instanciar una persona, se podria instanciar sin Nombre, en cambio, utilizando “C.P.M”, nos aseguramos de que siempre tenga un Nombre instanciado por parametro.</text:p>
      <text:p text:style-name="P41"/>
      <text:p text:style-name="P42">Actividad de lectura #3</text:p>
      <text:p text:style-name="P43"/>
      <text:p text:style-name="P44">¿Cómo se debe proporcionar acceso a variables que referencian a una<text:s/>colección?</text:p>
      <text:p text:style-name="P45"/>
      <text:p text:style-name="P46">El acceso a las variables que referencian una coleccion debe de ser proporcionado utilizando Acceso Indirecto a las Variables. De esta manera, el acceso que le brindas al cliente para trabajar sobre una coleccion es limitado y unicamente puede<text:s/>trabajar en base a su protocolo. Esto puede ser mas extenso que brindarle todo el acceso al cliente, debido a que requiere utilizar mas metodos para generar esta proteccion para acceder a la coleccion. Sin embargo, si le dieramos libre acceso al cliente para poder trabajar sobre la coleccion, sin ninguna restriccion, el mismo podria modificar la implementacion y asi romper el codigo. En caso de que el cliente quiera tener acceso a una coleccion, la mejor forma de brindarselo, es implementando un metodo que<text:s/>ejecute un “aBlock”, nombrando un metodo concatenandolo con el nombre de una collecion y “Do:”.</text:p>
      <text:p text:style-name="P47"/>
      <text:p text:style-name="P48">Actividad de lectura #4</text:p>
      <text:p text:style-name="P49"/>
      <text:p text:style-name="P50">¿Por qué son necesarios dos métodos para asignar el estado a una propiedad booleana?</text:p>
      <text:p text:style-name="P51"/>
      <text:p text:style-name="P52">Es necesario crear dos metodos, uno para cada estado de la propiedad booleana, debido a que de esta manera se mejora la comunicacion del codigo resultante. De esta manera, tenemos mas libertad para, como por ejemplo, poder elegir si queremos que el cliente pueda saber <text:s/>el estado del booleano o no, o que<text:s/>simplemente el cliente pueda cambiar el estado del booleano sin importarle en que estado se encuentra actualmente.</text:p>
      <text:p text:style-name="P53"/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olas Fernandez</dc:creator>
    <meta:creation-date>2020-09-02T16:41:00Z</meta:creation-date>
    <dc:date>2021-09-18T16:18:00Z</dc:date>
    <meta:template xlink:href="Normal.dotm" xlink:type="simple"/>
    <meta:editing-cycles>2</meta:editing-cycles>
    <meta:editing-duration>PT60S</meta:editing-duration>
    <meta:document-statistic meta:page-count="2" meta:paragraph-count="10" meta:word-count="766" meta:character-count="5125" meta:row-count="36" meta:non-whitespace-character-count="4369"/>
  </office:meta>
</office:document-meta>
</file>